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45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7.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7" style:family="table-cell" style:parent-style-name="Default">
      <style:table-cell-properties fo:background-color="#111111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6"/>
        <table:table-column table:style-name="co4" table:default-cell-style-name="ce7"/>
        <table:table-column table:style-name="co5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odelo Balance Abreviad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Activo</text:p>
          </table:table-cell>
          <table:table-cell table:number-columns-repeated="2"/>
          <table:table-cell table:style-name="ce2" office:value-type="string" calcext:value-type="string">
            <text:p>Patrimonio Neto y Pasiv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ctivo No Corriente</text:p>
          </table:table-cell>
          <table:table-cell table:number-columns-repeated="2"/>
          <table:table-cell table:style-name="ce3" office:value-type="string" calcext:value-type="string">
            <text:p>Patrimonio Neto y Pasivo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Capital Social</text:p>
          </table:table-cell>
          <table:table-cell table:formula="of:=SUM([.C25];-[.F25])" office:value-type="float" office:value="87840" calcext:value-type="float">
            <text:p>8784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nmovilizado Intangible</text:p>
          </table:table-cell>
          <table:table-cell table:number-columns-repeated="2"/>
          <table:table-cell table:style-name="ce3" office:value-type="string" calcext:value-type="string">
            <text:p>Reservas </text:p>
          </table:table-cell>
          <table:table-cell table:style-name="ce8" office:value-type="float" office:value="8000" calcext:value-type="float">
            <text:p>8000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Resultado Ejercici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nmovilizado Material</text:p>
          </table:table-cell>
          <table:table-cell table:number-columns-repeated="2"/>
          <table:table-cell table:style-name="ce3" office:value-type="string" calcext:value-type="string">
            <text:p>Subvencion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ve Industrial </text:p>
          </table:table-cell>
          <table:table-cell office:value-type="float" office:value="83000" calcext:value-type="float">
            <text:p>83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rgoneta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denadores </text:p>
          </table:table-cell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ortización Inmovilizado material</text:p>
          </table:table-cell>
          <table:table-cell office:value-type="float" office:value="-2000" calcext:value-type="float">
            <text:p>-200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ctivo Corriente</text:p>
          </table:table-cell>
          <table:table-cell table:style-name="ce1"/>
          <table:table-cell/>
          <table:table-cell table:style-name="ce3" office:value-type="string" calcext:value-type="string">
            <text:p>Pasivo No Corrient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xistencias</text:p>
          </table:table-cell>
          <table:table-cell table:number-columns-repeated="2"/>
          <table:table-cell table:style-name="ce3" office:value-type="string" calcext:value-type="string">
            <text:p>Deudas A Largo Plazo (Más de 3 añ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rcaderías </text:p>
          </table:table-cell>
          <table:table-cell office:value-type="float" office:value="14000" calcext:value-type="float">
            <text:p>1400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Materias Primas</text:p>
          </table:table-cell>
          <table:table-cell office:value-type="float" office:value="11200" calcext:value-type="float">
            <text:p>1120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Deudores Comerciales</text:p>
          </table:table-cell>
          <table:table-cell table:number-columns-repeated="2"/>
          <table:table-cell table:style-name="ce3" office:value-type="string" calcext:value-type="string">
            <text:p>Deud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ura Pendiente de Cobrar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Préstamo a 10 años 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que Pendiente de Cobro 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Crédito a 6 meses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Efectivo</text:p>
          </table:table-cell>
          <table:table-cell table:number-columns-repeated="2"/>
          <table:table-cell table:style-name="ce3" office:value-type="string" calcext:value-type="string">
            <text:p>Acreedores Comercia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ja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string" calcext:value-type="string">
            <text:p>Factura Pendiente de Pago 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cos</text:p>
          </table:table-cell>
          <table:table-cell office:value-type="float" office:value="15900" calcext:value-type="float">
            <text:p>15900</text:p>
          </table:table-cell>
          <table:table-cell/>
          <table:table-cell office:value-type="string" calcext:value-type="string">
            <text:p>Letra de Cambio Pendiente de Pago 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formula="of:=SUM([.C3:.C24])" office:value-type="float" office:value="146140" calcext:value-type="float">
            <text:p>146140</text:p>
          </table:table-cell>
          <table:table-cell/>
          <table:table-cell table:style-name="ce3" office:value-type="string" calcext:value-type="string">
            <text:p>Total sin Capital Social</text:p>
          </table:table-cell>
          <table:table-cell table:formula="of:=SUM([.F6:.F24])" office:value-type="float" office:value="58300" calcext:value-type="float">
            <text:p>583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delo Balance Abreviad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Activo</text:p>
          </table:table-cell>
          <table:table-cell table:number-columns-repeated="2"/>
          <table:table-cell table:style-name="ce2" office:value-type="string" calcext:value-type="string">
            <text:p>Patrimonio Neto y Pasiv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ctivo No Corriente</text:p>
          </table:table-cell>
          <table:table-cell table:number-columns-repeated="2"/>
          <table:table-cell table:style-name="ce3" office:value-type="string" calcext:value-type="string">
            <text:p>Patrimonio Neto y Pasivo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Capital Social</text:p>
          </table:table-cell>
          <table:table-cell office:value-type="float" office:value="54500" calcext:value-type="float">
            <text:p>5450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nmovilizado Intangible</text:p>
          </table:table-cell>
          <table:table-cell table:number-columns-repeated="2"/>
          <table:table-cell table:style-name="ce3" office:value-type="string" calcext:value-type="string">
            <text:p>Reservas 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Resultado Ejercici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nmovilizado Material</text:p>
          </table:table-cell>
          <table:table-cell table:number-columns-repeated="2"/>
          <table:table-cell table:style-name="ce3" office:value-type="string" calcext:value-type="string">
            <text:p>Subvencione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nstrucciones</text:p>
          </table:table-cell>
          <table:table-cell table:style-name="ce1" office:value-type="float" office:value="30000" calcext:value-type="float">
            <text:p>30000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aquinaria</text:p>
          </table:table-cell>
          <table:table-cell table:style-name="ce1"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Elemento de Transporte</text:p>
          </table:table-cell>
          <table:table-cell table:style-name="ce1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obiliario</text:p>
          </table:table-cell>
          <table:table-cell table:style-name="ce1" office:value-type="float" office:value="2000" calcext:value-type="float">
            <text:p>200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ctivo Corriente</text:p>
          </table:table-cell>
          <table:table-cell table:style-name="ce1"/>
          <table:table-cell/>
          <table:table-cell table:style-name="ce3" office:value-type="string" calcext:value-type="string">
            <text:p>Pasivo No Corrient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xistencias</text:p>
          </table:table-cell>
          <table:table-cell table:number-columns-repeated="2"/>
          <table:table-cell table:style-name="ce3" office:value-type="string" calcext:value-type="string">
            <text:p>Deudas A Largo Plazo (Más de 3 años)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ercaderías </text:p>
          </table:table-cell>
          <table:table-cell table:style-name="ce1"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1"/>
          <table:table-cell/>
          <table:table-cell table:style-name="ce3" office:value-type="string" calcext:value-type="string">
            <text:p>Pasivo Corrient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Deudores Comerciales</text:p>
          </table:table-cell>
          <table:table-cell table:number-columns-repeated="2"/>
          <table:table-cell table:style-name="ce3" office:value-type="string" calcext:value-type="string">
            <text:p>Deuda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lientes</text:p>
          </table:table-cell>
          <table:table-cell table:style-name="ce1" office:value-type="float" office:value="2000" calcext:value-type="float">
            <text:p>2000</text:p>
          </table:table-cell>
          <table:table-cell/>
          <table:table-cell table:style-name="Default" office:value-type="string" calcext:value-type="string">
            <text:p>Deudas a Largo Plazo con entidades de crédito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"/>
          <table:table-cell/>
          <table:table-cell table:style-name="Default" office:value-type="string" calcext:value-type="string">
            <text:p>Deudas a Corto Plazo con entidades de crédito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Efectivo</text:p>
          </table:table-cell>
          <table:table-cell table:number-columns-repeated="2"/>
          <table:table-cell table:style-name="ce3" office:value-type="string" calcext:value-type="string">
            <text:p>Acreedores Comerciale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aja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table:style-name="Default" office:value-type="string" calcext:value-type="string">
            <text:p>Acreedores Comerciale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Bancos</text:p>
          </table:table-cell>
          <table:table-cell table:style-name="ce1" office:value-type="float" office:value="14000" calcext:value-type="float">
            <text:p>14000</text:p>
          </table:table-cell>
          <table:table-cell/>
          <table:table-cell table:style-name="Default" office:value-type="string" calcext:value-type="string">
            <text:p>Proveedores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Proveedores de inmovilizado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formula="of:=SUM([.C30:.C51])" office:value-type="float" office:value="75000" calcext:value-type="float">
            <text:p>75000</text:p>
          </table:table-cell>
          <table:table-cell/>
          <table:table-cell table:style-name="ce3" office:value-type="string" calcext:value-type="string">
            <text:p>Total sin Capital Social</text:p>
          </table:table-cell>
          <table:table-cell table:formula="of:=SUM([.F32:.F52])" office:value-type="float" office:value="75000" calcext:value-type="float">
            <text:p>75000</text:p>
          </table:table-cell>
          <table:table-cell/>
        </table:table-row>
        <table:table-row table:style-name="ro1">
          <table:table-cell table:number-columns-repeated="2"/>
          <table:table-cell table:formula="of:=SUM([.C53];-[.F53]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delo Balance Abreviad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Activo</text:p>
          </table:table-cell>
          <table:table-cell table:number-columns-repeated="2"/>
          <table:table-cell table:style-name="ce2" office:value-type="string" calcext:value-type="string">
            <text:p>Patrimonio Neto y Pasivo</text:p>
          </table:table-cell>
          <table:table-cell table:number-columns-repeated="2"/>
        </table:table-row>
        <table:table-row table:style-name="ro1">
          <table:table-cell table:formula="of:=SUM([.C60:.C68])" office:value-type="float" office:value="156000" calcext:value-type="float">
            <text:p>156000</text:p>
          </table:table-cell>
          <table:table-cell table:style-name="ce3" office:value-type="string" calcext:value-type="string">
            <text:p>Activo No Corriente</text:p>
          </table:table-cell>
          <table:table-cell table:number-columns-repeated="2"/>
          <table:table-cell table:style-name="ce3" office:value-type="string" calcext:value-type="string">
            <text:p>Patrimonio Neto y Pasivo</text:p>
          </table:table-cell>
          <table:table-cell table:style-name="Default"/>
          <table:table-cell table:style-name="ce1" table:formula="of:=SUM([.F61:.F68])" office:value-type="float" office:value="177000" calcext:value-type="float">
            <text:p>17700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Capital Social</text:p>
          </table:table-cell>
          <table:table-cell office:value-type="float" office:value="127000" calcext:value-type="float">
            <text:p>12700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nmovilizado Intangible</text:p>
          </table:table-cell>
          <table:table-cell table:number-columns-repeated="2"/>
          <table:table-cell table:style-name="ce3" office:value-type="string" calcext:value-type="string">
            <text:p>Reservas 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Resultado Ejercici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nmovilizado Material</text:p>
          </table:table-cell>
          <table:table-cell table:number-columns-repeated="2"/>
          <table:table-cell table:style-name="ce3" office:value-type="string" calcext:value-type="string">
            <text:p>Subvencione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Equipo</text:p>
          </table:table-cell>
          <table:table-cell table:style-name="ce1" office:value-type="float" office:value="16000" calcext:value-type="float">
            <text:p>16000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aquinaria</text:p>
          </table:table-cell>
          <table:table-cell table:style-name="ce1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Flota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mortización Inmovilizado material</text:p>
          </table:table-cell>
          <table:table-cell table:style-name="ce1" office:value-type="float" office:value="-10000" calcext:value-type="float">
            <text:p>-1000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SUM([.C70:.C81])" office:value-type="float" office:value="65500" calcext:value-type="float">
            <text:p>65500</text:p>
          </table:table-cell>
          <table:table-cell table:style-name="ce3" office:value-type="string" calcext:value-type="string">
            <text:p>Activo Corriente</text:p>
          </table:table-cell>
          <table:table-cell table:style-name="ce1"/>
          <table:table-cell/>
          <table:table-cell table:style-name="ce3" office:value-type="string" calcext:value-type="string">
            <text:p>Pasivo No Corriente</text:p>
          </table:table-cell>
          <table:table-cell table:style-name="Default"/>
          <table:table-cell table:style-name="ce1" table:formula="of:=SUM([.F70:.F71])" office:value-type="float" office:value="35000" calcext:value-type="float">
            <text:p>35000</text:p>
          </table:table-cell>
        </table:table-row>
        <table:table-row table:style-name="ro1">
          <table:table-cell/>
          <table:table-cell table:style-name="ce3" office:value-type="string" calcext:value-type="string">
            <text:p>Existencias</text:p>
          </table:table-cell>
          <table:table-cell table:number-columns-repeated="2"/>
          <table:table-cell table:style-name="ce3" office:value-type="string" calcext:value-type="string">
            <text:p>Deudas A Largo Plazo (Más de 3 años)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Mercaderías </text:p>
          </table:table-cell>
          <table:table-cell table:style-name="ce1" office:value-type="float" office:value="30000" calcext:value-type="float">
            <text:p>30000</text:p>
          </table:table-cell>
          <table:table-cell/>
          <table:table-cell office:value-type="string" calcext:value-type="string">
            <text:p>Deuda 20 meses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"/>
          <table:table-cell/>
          <table:table-cell table:style-name="ce3" office:value-type="string" calcext:value-type="string">
            <text:p>Pasivo Corriente</text:p>
          </table:table-cell>
          <table:table-cell/>
          <table:table-cell table:formula="of:=SUM([.F73:.F81])" office:value-type="float" office:value="9500" calcext:value-type="float">
            <text:p>95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Deudores Comerciales</text:p>
          </table:table-cell>
          <table:table-cell table:number-columns-repeated="2"/>
          <table:table-cell table:style-name="ce3" office:value-type="string" calcext:value-type="string">
            <text:p>Deuda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lientes</text:p>
          </table:table-cell>
          <table:table-cell table:style-name="ce1" office:value-type="float" office:value="20000" calcext:value-type="float">
            <text:p>20000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Deudores Comerciales</text:p>
          </table:table-cell>
          <table:table-cell table:style-name="ce1" office:value-type="float" office:value="15000" calcext:value-type="float">
            <text:p>15000</text:p>
          </table:table-cell>
          <table:table-cell/>
          <table:table-cell table:style-name="Default"/>
          <table:table-cell table:style-name="ce17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Efectivo</text:p>
          </table:table-cell>
          <table:table-cell table:number-columns-repeated="2"/>
          <table:table-cell table:style-name="ce3" office:value-type="string" calcext:value-type="string">
            <text:p>Acreedores Comerciale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aja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Default" office:value-type="string" calcext:value-type="string">
            <text:p>Deudas 1 mes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Default" office:value-type="string" calcext:value-type="string">
            <text:p>Deuda 11 meses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formula="of:=SUM([.C65:.C81])" office:value-type="float" office:value="221500" calcext:value-type="float">
            <text:p>221500</text:p>
          </table:table-cell>
          <table:table-cell/>
          <table:table-cell table:style-name="ce3" office:value-type="string" calcext:value-type="string">
            <text:p>Total sin Capital Social</text:p>
          </table:table-cell>
          <table:table-cell table:formula="of:=SUM([.F61:.F81])" office:value-type="float" office:value="221500" calcext:value-type="float">
            <text:p>221500</text:p>
          </table:table-cell>
          <table:table-cell/>
        </table:table-row>
        <table:table-row table:style-name="ro1">
          <table:table-cell table:number-columns-repeated="2"/>
          <table:table-cell table:formula="of:=SUM([.C82];-[.F82]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492">
          <table:table-cell table:number-columns-repeated="7"/>
        </table:table-row>
        <table:table-row table:style-name="ro1">
          <table:table-cell table:number-columns-repeated="2"/>
          <table:table-cell table:formula="of:=SUM([.C1:.C1048575])" office:value-type="float" office:value="885280" calcext:value-type="float">
            <text:p>88528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6T13:44:58.563000000</dc:date>
    <meta:editing-duration>PT1H19M32S</meta:editing-duration>
    <meta:editing-cycles>5</meta:editing-cycles>
    <meta:generator>LibreOffice/7.4.0.3$Windows_X86_64 LibreOffice_project/f85e47c08ddd19c015c0114a68350214f7066f5a</meta:generator>
    <meta:document-statistic meta:table-count="1" meta:cell-count="162" meta:object-count="0"/>
  </office:meta>
</office:document-meta>
</file>